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2"/>
    <style:style style:name="P2" style:family="paragraph" style:parent-style-name="Text_20_body" style:list-style-name="L1">
      <style:paragraph-properties fo:margin-top="0cm" fo:margin-bottom="0cm"/>
    </style:style>
    <style:style style:name="P3" style:family="paragraph" style:parent-style-name="Text_20_body" style:list-style-name="L2">
      <style:paragraph-properties fo:margin-top="0cm" fo:margin-bottom="0cm"/>
    </style:style>
    <style:style style:name="P4" style:family="paragraph" style:parent-style-name="Standard">
      <style:text-properties fo:font-size="18pt" style:font-size-asian="18pt" style:font-size-complex="18pt"/>
    </style:style>
    <style:style style:name="P5" style:family="paragraph" style:parent-style-name="Heading_20_3">
      <style:text-properties fo:font-size="18pt" style:font-size-asian="18pt" style:font-size-complex="18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Projektidee zum WBA2 Projekt<text:line-break/><text:line-break/>Für das WBA2 Projekt habe ich Folgende Idee ausgearbeitet.<text:line-break/>Wir möchten eine Anwendung zum Listenerstellen verwirklichen.<text:line-break/>Die Anwendung soll benutzt werden, um in Videospielen Sammlungen übersichtlicher zu gestalten und eine Hilfe zum Komplettieren von Spielen und Quest zu bieten.<text:line-break/>Hierzu soll jeder Nutzer sich selbst Listen erstellen können. Diese Listen sollten für Projekte, als Gruppierung anlegbar sein um <text:s/>verschiedene Videospiele von einander abgrenzbar zu machen.<text:line-break/>Es soll aber auch möglich sein Listen zu erstellen ohne diese einem Videosiel Projekt zuordnen zu müssen.<text:line-break/>Zudem sollte es eine Strichlisten funktion geben. Hiermit kann jeder Benutzer genau eine Strichliste erstellen, die ungefähr wie ein Zähler funktioniert und beispielsweise beim farmen benutzt werden kann um zu zählen, wie weit man in einer Serie von Runden/Tötungen/Wiederholungen ist, um dieses mit dem Durchschnitt oder der benötigten Anzahl zu vergleichen.<text:line-break/>Listen, die in Projekten benutzt werden, sollen das erstellen von Unterlisten zulassen. So sollten beispielsweise in einer Liste für Aufgaben, eine Unterliste erstellt werden können die Für eine Aufgabe die benötigten Schritte und den den eigenen Fortschritt an diesen aufzählt.<text:line-break/>Erstellte Listen sollten Dynamisch sein, so dass man selbst Spalten Anzahl und Inhalt sowie den Zweck der liste bestimmen kann.<text:line-break/>Beispiele für Spalten können hier Beschreibungsspalten, Namensspalten, Zutaten-spalten oder Kostenspalten sein.<text:line-break/>Zudem sollen erledigte aufgaben und somit abgeschlossene Reihen abgehakt und nach Wahl auch ausgeblendet werden können.<text:line-break/><text:line-break/><text:line-break/><text:line-break/><text:line-break/></text:p>
      <text:p text:style-name="P4"><text:soft-page-break/>Problemszenario<text:line-break/>Bernd möchte sein Spiel zu 100% beenden. Hierzu sucht er sich ein Achivement Guide aus dem Internet.<text:line-break/>Er sieht das er sich für einige Achievements mehrere Gegenstände braucht, von denen er nicht weiß wo er sie herbekommen kann.<text:line-break/>Also informiert er sich auch über die fehlenden Informationen. <text:line-break/>Bernd legt eine Liste an, auf der er alle Achievements und die Bedingungen um diese zu erfüllen aufschreibt. <text:line-break/>Zudem erstellt er eine Unterliste in der er aufschreibt, welche Gegenstände er für das aufwendige Achivement braucht und wie er diese erhält. Diese verlinkt er dann mit der entsprechenden ersten Liste.</text:p>
      <text:p text:style-name="P4"/>
      <text:p text:style-name="P4"/>
      <text:h text:style-name="P5" text:outline-level="3"><text:bookmark text:name="Dienstanbieter"/>Dienstanbieter</text:h>
      <text:p text:style-name="Text_20_body">Dienste: </text:p>
      <text:list xml:id="list1006104724632096889" text:style-name="L1">
        <text:list-item>
          <text:p text:style-name="P2">Anlegen von Listen</text:p>
        </text:list-item>
        <text:list-item>
          <text:p text:style-name="P2">Publizieren eigener Listen mit Kommentaren</text:p>
        </text:list-item>
        <text:list-item>
          <text:p text:style-name="P2">Abruf eigener Listen </text:p>
        </text:list-item>
        <text:list-item>
          <text:p text:style-name="P2">Abruf von existierenden listen für gewünschte Spiele</text:p>
        </text:list-item>
      </text:list>
      <text:h text:style-name="Heading_20_3" text:outline-level="3"><text:bookmark text:name="Dienstnutzer"/>Dienstnutzer</text:h>
      <text:p text:style-name="Text_20_body">Anwendungslogik: </text:p>
      <text:list xml:id="list3467188538501282583" text:style-name="L2">
        <text:list-item>
          <text:p text:style-name="P3">Verwaltung und Erstellung von eingenen Listen</text:p>
        </text:list-item>
        <text:list-item>
          <text:p text:style-name="P3">Übernahme von bereits xistierenden Listen</text:p>
        </text:list-item>
        <text:list-item>
          <text:p text:style-name="P1">Veröffentlichung eigener Listen, mglicherweise mit Kommentar Funktion und bewetungssystem</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 Unicode MS"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in Mathesdorf</meta:initial-creator>
    <meta:creation-date>2016-05-04T12:49:38.23</meta:creation-date>
    <meta:document-statistic meta:table-count="0" meta:image-count="0" meta:object-count="0" meta:page-count="2" meta:paragraph-count="13" meta:word-count="370" meta:character-count="2596"/>
    <dc:date>2016-05-04T19:49:28.84</dc:date>
    <dc:creator>Robin Mathesdorf</dc:creator>
    <meta:editing-duration>PT6M49S</meta:editing-duration>
    <meta:editing-cycles>1</meta:editing-cycles>
    <meta:generator>OpenOffice/4.1.2$Win32 OpenOffice.org_project/412m3$Build-9782</meta:generator>
  </office:meta>
</office:document-meta>
</file>